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3">
      <style:paragraph-properties fo:margin-left="0.5in" fo:margin-right="0in" fo:margin-top="0.0398in" fo:margin-bottom="0in" loext:contextual-spacing="false" fo:text-indent="-0.25in" style:auto-text-indent="false"/>
    </style:style>
    <style:style style:name="P22" style:family="paragraph" style:parent-style-name="Standard" style:list-style-name="WWNum3">
      <style:paragraph-properties fo:margin-left="0.5in" fo:margin-right="0in" fo:margin-top="0in" fo:margin-bottom="0in" loext:contextual-spacing="false" fo:text-indent="-0.25in" style:auto-text-indent="false"/>
    </style:style>
    <style:style style:name="P23" style:family="paragraph" style:parent-style-name="Standard" style:list-style-name="WWNum3">
      <style:paragraph-properties fo:margin-left="0.5in" fo:margin-right="0in" fo:margin-top="0in" fo:margin-bottom="0.0429in" loext:contextual-spacing="false" fo:text-indent="-0.25in" style:auto-text-indent="false"/>
    </style:style>
    <style:style style:name="P24" style:family="paragraph" style:parent-style-name="Standard" style:list-style-name="WWNum1">
      <style:paragraph-properties fo:margin-left="1in" fo:margin-right="0in" fo:margin-top="0in" fo:margin-bottom="0in" loext:contextual-spacing="false" fo:text-indent="-0.25in" style:auto-text-indent="false"/>
    </style:style>
    <style:style style:name="P25" style:family="paragraph" style:parent-style-name="Standard">
      <style:paragraph-properties fo:break-before="auto" fo:break-after="auto"/>
    </style:style>
    <style:style style:name="P26" style:family="paragraph" style:parent-style-name="Heading_20_1" style:list-style-name="WWNum2"/>
    <style:style style:name="P2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aczyuw2yex2w"/><text:span text:style-name="T1">Sistemas operativos en red</text:span><text:span text:style-name="T2"><text:line-break/></text:span><text:span text:style-name="T3">UD 13. Actividades Evaluables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Gloria Muñoz</text:span></text:p>
      <text:p text:style-name="P4"><text:span text:style-name="T5">Actualizado Abril 2024</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7">3. Actividad 01<text:tab/>3</text:span></text:a></text:p>
          <text:p text:style-name="P13"><text:a xlink:type="simple" xlink:href="#_6fwqqdybz39n" text:style-name="Index_20_Link" text:visited-style-name="Index_20_Link"><text:span text:style-name="T17">4. Actividad 02<text:tab/>3</text:span></text:a></text:p>
          <text:p text:style-name="P13"><text:a xlink:type="simple" xlink:href="#_alzs0el7m4cz" text:style-name="Index_20_Link" text:visited-style-name="Index_20_Link"><text:span text:style-name="T17">5. Actividad 03<text:tab/>3</text:span></text:a></text:p>
          <text:p text:style-name="P13"><text:a xlink:type="simple" xlink:href="#_ktvw864l9bkr" text:style-name="Index_20_Link" text:visited-style-name="Index_20_Link"><text:span text:style-name="T17">6. Actividad 04<text:tab/>3</text:span></text:a></text:p>
          <text:p text:style-name="P13"><text:a xlink:type="simple" xlink:href="#_6wczumkftewg" text:style-name="Index_20_Link" text:visited-style-name="Index_20_Link"><text:span text:style-name="T17">7. Actividad 05<text:tab/>4</text:span></text:a></text:p>
          <text:p text:style-name="P13"><text:a xlink:type="simple" xlink:href="#_5fe0zpaae4xr" text:style-name="Index_20_Link" text:visited-style-name="Index_20_Link"><text:span text:style-name="T17">8. Actividad 06<text:tab/>4</text:span></text:a></text:p>
          <text:p text:style-name="P13"><text:a xlink:type="simple" xlink:href="#_6grem8ntahsl" text:style-name="Index_20_Link" text:visited-style-name="Index_20_Link"><text:span text:style-name="T17">9. Actividad 07<text:tab/>4</text:span></text:a></text:p>
          <text:p text:style-name="P13"><text:a xlink:type="simple" xlink:href="#_vw00veskqbmp" text:style-name="Index_20_Link" text:visited-style-name="Index_20_Link"><text:span text:style-name="T17">10. Actividad 08<text:tab/>4</text:span></text:a></text:p>
          <text:p text:style-name="P13"><text:a xlink:type="simple" xlink:href="#_8tscdlysc4ky" text:style-name="Index_20_Link" text:visited-style-name="Index_20_Link"><text:span text:style-name="T17">11. Actividad 09<text:tab/>4</text:span></text:a></text:p>
          <text:p text:style-name="P13"><text:a xlink:type="simple" xlink:href="#_e2pc4awxbe1r" text:style-name="Index_20_Link" text:visited-style-name="Index_20_Link"><text:span text:style-name="T17">12. Actividad 10<text:tab/>4</text:span></text:a></text:p>
          <text:p text:style-name="P13"><text:a xlink:type="simple" xlink:href="#_alh39xso5d2j" text:style-name="Index_20_Link" text:visited-style-name="Index_20_Link"><text:span text:style-name="T17">13. Actividad 11<text:tab/>5</text:span></text:a></text:p>
        </text:index-body>
      </text:table-of-content>
      <text:p text:style-name="P12"/>
      <text:p text:style-name="P15"/>
      <text:p text:style-name="P16"><text:span text:style-name="T14">UD13. Actividades evaluables 01</text:span></text:p>
      <text:list xml:id="list1292435520" text:style-name="WWNum2">
        <text:list-item>
          <text:p text:style-name="P26"><text:bookmark text:name="_dbh0n1vac4c8"/>Fecha de entrega</text:p>
        </text:list-item>
      </text:list>
      <text:p text:style-name="Standard"><text:span text:style-name="T10">Fecha límite de entrega: </text:span><text:span text:style-name="T20">Viernes 6 de octu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2959684433324" text:continue-numbering="true" text:style-name="WWNum2">
        <text:list-item>
          <text:p text:style-name="P26"><text:bookmark text:name="_9maybllx2a09"/>Observaciones previas a la realización de tareas evaluables</text:p>
        </text:list-item>
      </text:list>
      <text:list xml:id="list2678632272" text:style-name="WWNum3">
        <text:list-item>
          <text:p text:style-name="P21">Salvo excepciones que lo indique en cada actividad, deberás generar un único documento para todo el boletín y en ese documento incluir la respuesta a cada actividad.</text:p>
        </text:list-item>
      </text:list>
      <text:list xml:id="list2516018976" text:style-name="WWNum1">
        <text:list-item>
          <text:list>
            <text:list-item>
              <text:p text:style-name="P24">Si para la entrega se requiere entregar varios ficheros, entrégalos comprimido en un único fichero con extensión “.zip”.</text:p>
            </text:list-item>
          </text:list>
        </text:list-item>
      </text:list>
      <text:list xml:id="list12958066462551" text:continue-list="list2678632272" text:style-name="WWNum3">
        <text:list-item>
          <text:p text:style-name="P22">Las actividades deben realizarse en la lengua indicada en cada actividad. La gramática y ortografía tenéis que intentar hacerla bien.</text:p>
        </text:list-item>
        <text:list-item>
          <text:p text:style-name="P22"><text:soft-page-break/><text:span text:style-name="T20">Se deben incluir comentarios del código en cada fichero entregado.</text:span></text:p>
        </text:list-item>
        <text:list-item>
          <text:p text:style-name="P23"><text:span text:style-name="T20">NO SE PUEDE UTILIZAR CHATGPT NI SIMILARES, ya que el objetivo es que vosotros intentéis pensar como escribir el código.</text:span></text:p>
        </text:list-item>
      </text:list>
      <text:p text:style-name="P10"><text:span text:style-name="T11"><text:s/>❕</text:span><text:span text:style-name="T12"> </text:span><text:span text:style-name="T10">Atención: </text:span>no cumplir estas consideraciones puede reducir la nota hasta 3 puntos.</text:p>
      <text:list xml:id="list12959541616345" text:continue-list="list12959684433324" text:style-name="WWNum2">
        <text:list-item>
          <text:p text:style-name="P26"><text:bookmark text:name="_4owcmsjlyn6b"/>Actividad 01</text:p>
        </text:list-item>
      </text:list>
      <text:p text:style-name="Standard">Realiza un script en Bash que pida un nombre de usuario y cree dicho usuario local sin contraseña.</text:p>
      <text:p text:style-name="P10"><text:span text:style-name="T9"><text:s/>📕 </text:span><text:span text:style-name="T10">A entregar: </text:span><text:s/>fichero con script solicitado, con comentarios, con nombre NumEjer-nombre.sh</text:p>
      <text:list xml:id="list12958004857213" text:continue-numbering="true" text:style-name="WWNum2">
        <text:list-item>
          <text:p text:style-name="P26"><text:bookmark text:name="_6fwqqdybz39n"/>Actividad 02</text:p>
        </text:list-item>
      </text:list>
      <text:p text:style-name="Standard">Realiza un script en Bash que pida un nombre de usuario y una contraseña. Tras ello debe crear dicho usuario local con esa contraseña.</text:p>
      <text:p text:style-name="P10"><text:span text:style-name="T9"><text:s/>📕 </text:span><text:span text:style-name="T10">A entregar: </text:span><text:s/>fichero con script solicitado, con comentarios, con nombre NumEjer-nombre.sh</text:p>
      <text:list xml:id="list12958808141373" text:continue-numbering="true" text:style-name="WWNum2">
        <text:list-item>
          <text:p text:style-name="P26"><text:bookmark text:name="_alzs0el7m4cz"/>Actividad 03</text:p>
        </text:list-item>
      </text:list>
      <text:p text:style-name="Standard">Realiza un script en Bash que pida un nombre de usuario local e indique si existe o no dicho usuario.</text:p>
      <text:p text:style-name="P10"><text:span text:style-name="T9"><text:s/>📕 </text:span><text:span text:style-name="T10">A entregar: </text:span><text:s/>fichero con script solicitado, con comentarios, con nombre NumEjer-nombre.sh</text:p>
      <text:list xml:id="list12957614933455" text:continue-numbering="true" text:style-name="WWNum2">
        <text:list-item>
          <text:p text:style-name="P26"><text:bookmark text:name="_ktvw864l9bkr"/>Actividad 04</text:p>
        </text:list-item>
      </text:list>
      <text:p text:style-name="Standard">Realiza un script en Bash que pida un nombre de usuario local y si no existe de un error. En caso de existir, deberá desactivar la cuenta.</text:p>
      <text:p text:style-name="P10"><text:span text:style-name="T9"><text:s/>📕 </text:span><text:span text:style-name="T10">A entregar: </text:span><text:s/>fichero con script solicitado, con comentarios, con nombre NumEjer-nombre.sh</text:p>
      <text:list xml:id="list12957641743864" text:continue-numbering="true" text:style-name="WWNum2">
        <text:list-item>
          <text:p text:style-name="P26"><text:bookmark text:name="_6wczumkftewg"/>Actividad 05</text:p>
        </text:list-item>
      </text:list>
      <text:p text:style-name="Standard">Realiza un script en Bash que pregunte cuántos directorios quieres crear (entre 0 y 999). Deberá crear los directorios con una estructura similar a “000”, “001”, “002”, etc. (con los ceros a la izquierda que sean necesarios). Los directorios los creará dentro de un subdirectorio “tmp” de la ruta donde ejecutes el script.</text:p>
      <text:p text:style-name="P10"><text:span text:style-name="T9"><text:s/>📕 </text:span><text:span text:style-name="T10">A entregar: </text:span><text:s/>fichero con script solicitado, con comentarios, con nombre NumEjer-nombre.sh</text:p>
      <text:list xml:id="list12958275115995" text:continue-numbering="true" text:style-name="WWNum2">
        <text:list-item>
          <text:p text:style-name="P26"><text:bookmark text:name="_5fe0zpaae4xr"/>Actividad 06</text:p>
        </text:list-item>
      </text:list>
      <text:p text:style-name="Standard">Realiza un script en Bash que pregunte cuántos exámenes ha realizado el usuario. Tras ello, pedirá las notas de esos exámenes. Una vez introducidas las notas, mostrará la nota media de los exámenes y también mostrará cuántos exámenes se han aprobado.</text:p>
      <text:p text:style-name="P10"><text:span text:style-name="T9"><text:s/>📕 </text:span><text:span text:style-name="T10">A entregar: </text:span><text:s/>fichero con script solicitado, con comentarios, con nombre NumEjer-nombre.sh</text:p>
      <text:list xml:id="list12958195258211" text:continue-numbering="true" text:style-name="WWNum2">
        <text:list-item>
          <text:p text:style-name="P26"><text:bookmark text:name="_6grem8ntahsl"/>Actividad 07</text:p>
        </text:list-item>
      </text:list>
      <text:p text:style-name="Standard">Realiza un script en Bash que utilice un comando para obtener procesos y nos permita saber el programa que más CPU está utilizando y el programa que más memoria está utilizando.</text:p>
      <text:p text:style-name="P10"><text:span text:style-name="T9"><text:s/>📕 </text:span><text:span text:style-name="T10">A entregar: </text:span><text:s/>fichero con script solicitado, con comentarios, con nombre NumEjer-nombre.sh</text:p>
      <text:list xml:id="list12958722519232" text:continue-numbering="true" text:style-name="WWNum2">
        <text:list-item>
          <text:p text:style-name="P26"><text:bookmark text:name="_vw00veskqbmp"/>Actividad 08</text:p>
        </text:list-item>
      </text:list>
      <text:p text:style-name="Standard">Realiza un script en Bash que utilice un comando para obtener procesos y nos permita saber el número de hilos del programa que más CPU está utilizando y el número de hilos del programa que más memoria está utilizando.</text:p>
      <text:p text:style-name="P10"><text:soft-page-break/><text:span text:style-name="T9"><text:s/>📕 </text:span><text:span text:style-name="T10">A entregar: </text:span><text:s/>fichero con script solicitado, con comentarios, con nombre NumEjer-nombre.sh</text:p>
      <text:list xml:id="list12957801983838" text:continue-numbering="true" text:style-name="WWNum2">
        <text:list-item>
          <text:p text:style-name="P26"><text:bookmark text:name="_8tscdlysc4ky"/>Actividad 09</text:p>
        </text:list-item>
      </text:list>
      <text:p text:style-name="Standard">Realiza un script en Bash que utilice ping y un rango de direcciones IP para escanear una subred (con máscara 255.255.255.0) para ver qué IPs están en marcha en la red y cuáles no.</text:p>
      <text:p text:style-name="P10"><text:span text:style-name="T9"><text:s/>📕 </text:span><text:span text:style-name="T10">A entregar: </text:span><text:s/>fichero con script solicitado, con comentarios, con nombre NumEjer-nombre.sh</text:p>
      <text:list xml:id="list12957691452473" text:continue-numbering="true" text:style-name="WWNum2">
        <text:list-item>
          <text:p text:style-name="P26"><text:bookmark text:name="_e2pc4awxbe1r"/>Actividad 10</text:p>
        </text:list-item>
      </text:list>
      <text:p text:style-name="Standard">Crea un menú en Bash que funcione en bucle (es decir, que tras elegir una opción y terminarla, vuelva al principio). Este menú deberá implementar las siguientes opciones:</text:p>
      <text:p text:style-name="Standard">1. Ver listado de procesos.</text:p>
      <text:p text:style-name="Standard">2. Ver información detallada de un proceso.</text:p>
      <text:p text:style-name="Standard">3. Parar un proceso en marcha.</text:p>
      <text:p text:style-name="Standard">4. Ver el proceso que más CPU consume.</text:p>
      <text:p text:style-name="Standard">5. Ver el proceso que más memoria ocupa.</text:p>
      <text:p text:style-name="Standard">6. Salir. <text:s/></text:p>
      <text:p text:style-name="P10"><text:span text:style-name="T9"><text:s/>📕 </text:span><text:span text:style-name="T10">A entregar: </text:span><text:s/>fichero con script solicitado, con comentarios, con nombre NumEjer-nombre.sh</text:p>
      <text:list xml:id="list12959215875795" text:continue-numbering="true" text:style-name="WWNum2">
        <text:list-item>
          <text:p text:style-name="P26"><text:bookmark text:name="_alh39xso5d2j"/>Actividad 11</text:p>
        </text:list-item>
      </text:list>
      <text:p text:style-name="Standard">Muestra cómo rellenar un array de 100 elementos en Bash con números aleatorios.</text:p>
      <text:p text:style-name="P10"><text:span text:style-name="T9"><text:s/>📕 </text:span><text:span text:style-name="T10">A entregar: </text:span><text:s/>fichero con script solicitado, con comentarios, con nombre NumEjer-nombre.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3. Actividades evaluables 01</text:span></text:p>
      </style:header>
      <style:footer>
        <text:p text:style-name="MP4"><text:span text:style-name="MT1">CFGM Sistemas Microinformáticos y Redes<text:tab/><text:tab/>Unidad 04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80" meta:word-count="877" meta:character-count="5265" meta:non-whitespace-character-count="4451"/>
    <meta:generator>LibreOfficeDev/6.0.5.2$Linux_X86_64 LibreOffice_project/</meta:generator>
  </office:meta>
</office:document-meta>
</file>